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f9f9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5cm" svg:stroke-color="#ffffff" draw:fill="none" draw:fill-color="#ffffff" fo:padding-top="0.025cm" fo:padding-bottom="0.025cm" fo:padding-left="0.025cm" fo:padding-right="0.025cm"/>
    </style:style>
    <style:style style:name="gr4" style:family="graphic" style:parent-style-name="standard">
      <style:graphic-properties svg:stroke-width="0.1cm" svg:stroke-color="#000000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-5cm"/>
          <draw:glue-point draw:id="6" svg:x="0cm" svg:y="5cm"/>
          <draw:glue-point draw:id="7" svg:x="5cm" svg:y="0cm"/>
          <draw:glue-point draw:id="8" svg:x="0cm" svg:y="0cm"/>
          <draw:rect draw:style-name="gr1" draw:layer="layout" svg:width="2cm" svg:height="2cm" svg:x="0cm" svg:y="0cm">
            <text:p/>
          </draw:rect>
          <draw:rect draw:style-name="gr2" draw:layer="layout" svg:width="2cm" svg:height="2cm" svg:x="0cm" svg:y="0cm">
            <text:p/>
          </draw:rect>
          <draw:polyline draw:style-name="gr3" draw:layer="layout" svg:width="1.4cm" svg:height="1cm" svg:x="0.3cm" svg:y="0.5cm" svg:viewBox="0 0 1401 1001" draw:points="0,0 400,0 1000,1001 1401,1001">
            <text:p/>
          </draw:polyline>
          <draw:polyline draw:style-name="gr4" draw:layer="layout" svg:width="1.4cm" svg:height="1cm" svg:x="0.3cm" svg:y="0.5cm" svg:viewBox="0 0 1401 1001" draw:points="0,0 400,0 1000,1001 1401,1001">
            <text:p/>
          </draw:polyline>
          <draw:polyline draw:style-name="gr3" draw:layer="layout" svg:width="1.4cm" svg:height="1cm" svg:x="0.3cm" svg:y="0.5cm" svg:viewBox="0 0 1401 1001" draw:points="1401,0 1000,0 400,1001 0,1001">
            <text:p/>
          </draw:polyline>
          <draw:polyline draw:style-name="gr4" draw:layer="layout" svg:width="1.4cm" svg:height="1cm" svg:x="0.3cm" svg:y="0.5cm" svg:viewBox="0 0 1401 1001" draw:points="1401,0 1000,0 400,1001 0,1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Switch Symbol</dc:title>
    <meta:creation-date>2011-02-07T17:13:04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